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2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3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0"/>
      <text:p text:style-name="P10">Si no s'indica una altra cosa, el format d'enntrega de tasques és en document PDF.</text:p>
      <text:p text:style-name="P3"/>
      <text:p text:style-name="P7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7055205367155061614" text:style-name="L1">
        <text:list-item>
          <text:p text:style-name="P14">Nom </text:p>
        </text:list-item>
        <text:list-item>
          <text:p text:style-name="P14">Sistema operatiu del PC utilitzat a casa</text:p>
        </text:list-item>
      </text:list>
      <text:p text:style-name="P11"/>
      <text:p text:style-name="P4">El termini d'entrega és di<text:span text:style-name="T4">lluns</text:span> <text:span text:style-name="T4">30</text:span>/09/24 </text:p>
      <text:p text:style-name="P4"/>
      <text:p text:style-name="P4"/>
      <text:p text:style-name="P8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2"/>
      <text:p text:style-name="P6">El termini d'entrega és di<text:span text:style-name="T5">marts</text:span> <text:span text:style-name="T5">01</text:span>/<text:span text:style-name="T5">10</text:span>/24</text:p>
      <text:p text:style-name="P6"/>
      <text:p text:style-name="P6"/>
      <text:p text:style-name="P9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3"/>
      <text:p text:style-name="P6">El termini d'entrega és di<text:span text:style-name="T6">lluns</text:span> <text:span text:style-name="T5">07</text:span>/<text:span text:style-name="T5">10</text:span>/24 </text:p>
      <text:p text:style-name="P6"/>
      <text:p text:style-name="P6"/>
      <text:p text:style-name="P18">Tasca <text:span text:style-name="T7">4</text:span>:</text:p>
      <text:p text:style-name="P16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apunts/ta_03.pdf"><text:span text:style-name="T5">exercici</text:span></text:a><text:span text:style-name="T5">.</text:span></text:p>
      <text:p text:style-name="P19"/>
      <text:p text:style-name="P16">El termini d'entrega és di<text:span text:style-name="T6">lluns</text:span> <text:span text:style-name="T5">07</text:span>/<text:span text:style-name="T5">10</text:span>/24 </text:p>
      <text:p text:style-name="P16"/>
      <text:p text:style-name="P6"/>
      <text:p text:style-name="P17"><text:a xlink:type="simple" xlink:href="https://paulinoposada.github.io/web_e/web_e_2425/documents/apunts/ta_03.pdf"/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8T22:13:26.224988186</dc:date>
    <meta:editing-duration>PT5M20S</meta:editing-duration>
    <meta:editing-cycles>12</meta:editing-cycles>
    <meta:document-statistic meta:table-count="0" meta:image-count="0" meta:object-count="0" meta:page-count="1" meta:paragraph-count="17" meta:word-count="116" meta:character-count="777" meta:non-whitespace-character-count="675"/>
  </office:meta>
</office:document-meta>
</file>